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oups Over 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DMC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YDS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 </text:p>
          </table:table-cell>
          <table:table-cell office:value-type="string" calcext:value-type="string">
            <text:p>Carb Fossils in Pre-ORS Str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ORS Characterist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Other Regions Than Dev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CL</text:p>
          </table:table-cell>
          <table:table-cell office:value-type="string" calcext:value-type="string">
            <text:p>Dating of the Culm Limesto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C</text:p>
          </table:table-cell>
          <table:table-cell office:value-type="string" calcext:value-type="string">
            <text:p>Dating of <text:s/>the Main Cul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NC</text:p>
          </table:table-cell>
          <table:table-cell office:value-type="string" calcext:value-type="string">
            <text:p>Dating of <text:s/>the Non-Cul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Evide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ocks, Fossils and Time – Princip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Gap in the Sequne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DS</text:p>
          </table:table-cell>
          <table:table-cell office:value-type="string" calcext:value-type="string">
            <text:p>Youngest Devonian Strat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.00.0000</text:date>, <text:time style:data-style-name="N2" text:time-value="09:27:41.230963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09:11:30.509328759</meta:creation-date>
    <dc:date>2020-11-05T09:35:09.096196808</dc:date>
    <meta:editing-duration>PT25M20S</meta:editing-duration>
    <meta:editing-cycles>6</meta:editing-cycles>
    <meta:generator>LibreOffice/6.4.5.2$Linux_X86_64 LibreOffice_project/40$Build-2</meta:generator>
    <meta:document-statistic meta:table-count="1" meta:cell-count="82" meta:object-count="0"/>
  </office:meta>
</office:document-meta>
</file>